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6114" officeooo:paragraph-rsid="00086114"/>
    </style:style>
    <style:style style:name="P2" style:family="paragraph" style:parent-style-name="Text_20_body">
      <style:text-properties officeooo:paragraph-rsid="00086114"/>
    </style:style>
    <style:style style:name="P3" style:family="paragraph" style:parent-style-name="Text_20_body">
      <style:text-properties fo:font-weight="bold" officeooo:rsid="00086114" officeooo:paragraph-rsid="00086114" style:font-weight-asian="bold" style:font-weight-complex="bold"/>
    </style:style>
    <style:style style:name="P4" style:family="paragraph" style:parent-style-name="Text_20_body">
      <style:text-properties fo:font-weight="bold" officeooo:rsid="00086114" officeooo:paragraph-rsid="000a1696" style:font-weight-asian="bold" style:font-weight-complex="bold"/>
    </style:style>
    <style:style style:name="P5" style:family="paragraph" style:parent-style-name="Text_20_body">
      <style:text-properties fo:font-weight="bold" officeooo:rsid="000a1696" officeooo:paragraph-rsid="000a1696" style:font-weight-asian="bold" style:font-weight-complex="bold"/>
    </style:style>
    <style:style style:name="P6" style:family="paragraph" style:parent-style-name="Text_20_body" style:list-style-name="L2">
      <style:text-properties officeooo:paragraph-rsid="00086114"/>
    </style:style>
    <style:style style:name="P7" style:family="paragraph" style:parent-style-name="Text_20_body">
      <style:text-properties fo:font-weight="normal" officeooo:rsid="00086114" officeooo:paragraph-rsid="00086114" style:font-weight-asian="normal" style:font-weight-complex="normal"/>
    </style:style>
    <style:style style:name="P8" style:family="paragraph" style:parent-style-name="Text_20_body">
      <style:text-properties fo:font-weight="normal" officeooo:rsid="00086114" officeooo:paragraph-rsid="000a1696" style:font-weight-asian="normal" style:font-weight-complex="normal"/>
    </style:style>
    <style:style style:name="P9" style:family="paragraph" style:parent-style-name="Text_20_body">
      <style:text-properties officeooo:rsid="000c00a7" officeooo:paragraph-rsid="000c00a7"/>
    </style:style>
    <style:style style:name="P10" style:family="paragraph" style:parent-style-name="Title">
      <style:text-properties officeooo:rsid="00086114" officeooo:paragraph-rsid="00086114"/>
    </style:style>
    <style:style style:name="P11" style:family="paragraph" style:parent-style-name="Heading_20_1">
      <style:text-properties officeooo:rsid="00086114" officeooo:paragraph-rsid="00086114"/>
    </style:style>
    <style:style style:name="P12" style:family="paragraph" style:parent-style-name="Heading_20_1">
      <style:text-properties officeooo:rsid="000a1696" officeooo:paragraph-rsid="000a1696"/>
    </style:style>
    <style:style style:name="T1" style:family="text">
      <style:text-properties officeooo:rsid="000861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6114" style:font-weight-asian="normal" style:font-weight-complex="normal"/>
    </style:style>
    <style:style style:name="T4" style:family="text">
      <style:text-properties fo:font-weight="normal" officeooo:rsid="000a1696" style:font-weight-asian="normal" style:font-weight-complex="normal"/>
    </style:style>
    <style:style style:name="T5" style:family="text">
      <style:text-properties fo:font-weight="bold" officeooo:rsid="00086114" style:font-weight-asian="bold" style:font-weight-complex="bold"/>
    </style:style>
    <style:style style:name="T6" style:family="text">
      <style:text-properties officeooo:rsid="000bab26"/>
    </style:style>
    <style:style style:name="T7" style:family="text">
      <style:text-properties officeooo:rsid="000c00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STFUL API</text:p>
      <text:p text:style-name="P1"/>
      <text:h text:style-name="P11" text:outline-level="1">Getting API key</text:h>
      <text:p text:style-name="P1">You can get API-key from your profile page in atoj-games page. If <text:s/>API-key is not shown press refresh and it will generate one for you.</text:p>
      <text:p text:style-name="P9">This only work if you’re a developer.</text:p>
      <text:p text:style-name="P1"/>
      <text:h text:style-name="P11" text:outline-level="1">Game sales API</text:h>
      <text:p text:style-name="P3">Url: <text:span text:style-name="T2">/api/get_games_</text:span><text:span text:style-name="T4">sales</text:span><text:span text:style-name="T2">/</text:span></text:p>
      <text:p text:style-name="P3">request type: <text:span text:style-name="T2">GET</text:span></text:p>
      <text:p text:style-name="P2"><text:span text:style-name="T5">parameters: </text:span></text:p>
      <text:list xml:id="list268924812411502537" text:style-name="L2">
        <text:list-item>
          <text:p text:style-name="P6"><text:span text:style-name="T5">api-key </text:span><text:span text:style-name="T3">(this is from your profile page)</text:span></text:p>
        </text:list-item>
      </text:list>
      <text:p text:style-name="P3">example: </text:p>
      <text:p text:style-name="P7"><text:a xlink:type="simple" xlink:href="http://localhost:8000/api/get_games/?api-key=9132a1e47da90fae410d84d02a0299305c089b4b" text:style-name="Internet_20_link" text:visited-style-name="Visited_20_Internet_20_Link">http://localhost:8000/api/get_games/?api-key=9132a1e47da90fae410d84d02a0299305c089b4b</text:a></text:p>
      <text:p text:style-name="P7"/>
      <text:h text:style-name="P12" text:outline-level="1">Games list API <text:span text:style-name="T6">(fully public)</text:span></text:h>
      <text:p text:style-name="P5">Url: <text:span text:style-name="T3">/api/get_games/</text:span></text:p>
      <text:p text:style-name="P4">example: </text:p>
      <text:p text:style-name="P8"><text:a xlink:type="simple" xlink:href="http://localhost:8000/api/get_games/" text:style-name="Internet_20_link" text:visited-style-name="Visited_20_Internet_20_Link">http://localhost:8000/api/get_games/</text:a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20:26:08.325662725</meta:creation-date>
    <dc:date>2017-04-22T20:42:34.918824188</dc:date>
    <meta:editing-duration>PT5M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65" meta:character-count="496" meta:non-whitespace-character-count="443"/>
  </office:meta>
</office:document-meta>
</file>